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rssi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table:number-columns-repeated="5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45801528" calcext:value-type="float">
            <text:p>0.045801528</text:p>
          </table:table-cell>
          <table:table-cell office:value-type="string" calcext:value-type="string">
            <text:p>0</text:p>
          </table:table-cell>
          <table:table-cell office:value-type="float" office:value="0.030534351" calcext:value-type="float">
            <text:p>0.030534351</text:p>
          </table:table-cell>
          <table:table-cell table:number-columns-repeated="2" office:value-type="float" office:value="0.045801528" calcext:value-type="float">
            <text:p>0.045801528</text:p>
          </table:table-cell>
          <table:table-cell office:value-type="float" office:value="0.061068702" calcext:value-type="float">
            <text:p>0.061068702</text:p>
          </table:table-cell>
          <table:table-cell office:value-type="float" office:value="0.091603056" calcext:value-type="float">
            <text:p>0.091603056</text:p>
          </table:table-cell>
          <table:table-cell office:value-type="float" office:value="0.10687023" calcext:value-type="float">
            <text:p>0.10687023</text:p>
          </table:table-cell>
          <table:table-cell office:value-type="float" office:value="0.17557251" calcext:value-type="float">
            <text:p>0.17557251</text:p>
          </table:table-cell>
          <table:table-cell table:number-columns-repeated="2" office:value-type="float" office:value="0.10687023" calcext:value-type="float">
            <text:p>0.10687023</text:p>
          </table:table-cell>
          <table:table-cell office:value-type="string" calcext:value-type="string">
            <text:p>0</text:p>
          </table:table-cell>
          <table:table-cell office:value-type="float" office:value="0.045801528" calcext:value-type="float">
            <text:p>0.04580152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15267176" calcext:value-type="float">
            <text:p>0.015267176</text:p>
          </table:table-cell>
          <table:table-cell office:value-type="float" office:value="0.030534351" calcext:value-type="float">
            <text:p>0.030534351</text:p>
          </table:table-cell>
          <table:table-cell office:value-type="float" office:value="0.015267176" calcext:value-type="float">
            <text:p>0.015267176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6" office:value-type="string" calcext:value-type="string">
            <text:p>0</text:p>
          </table:table-cell>
          <table:table-cell table:number-columns-repeated="2" office:value-type="float" office:value="0.01532567" calcext:value-type="float">
            <text:p>0.01532567</text:p>
          </table:table-cell>
          <table:table-cell table:number-columns-repeated="2" office:value-type="float" office:value="0.038314175" calcext:value-type="float">
            <text:p>0.038314175</text:p>
          </table:table-cell>
          <table:table-cell table:number-columns-repeated="2" office:value-type="float" office:value="0.01532567" calcext:value-type="float">
            <text:p>0.01532567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07662835" calcext:value-type="float">
            <text:p>0.07662835</text:p>
          </table:table-cell>
          <table:table-cell office:value-type="float" office:value="0.04597701" calcext:value-type="float">
            <text:p>0.04597701</text:p>
          </table:table-cell>
          <table:table-cell office:value-type="float" office:value="0.11111111" calcext:value-type="float">
            <text:p>0.11111111</text:p>
          </table:table-cell>
          <table:table-cell table:number-columns-repeated="2" office:value-type="float" office:value="0.06896552" calcext:value-type="float">
            <text:p>0.06896552</text:p>
          </table:table-cell>
          <table:table-cell office:value-type="string" calcext:value-type="string">
            <text:p>0</text:p>
          </table:table-cell>
          <table:table-cell office:value-type="float" office:value="0.03065134" calcext:value-type="float">
            <text:p>0.03065134</text:p>
          </table:table-cell>
          <table:table-cell office:value-type="float" office:value="0.08429119" calcext:value-type="float">
            <text:p>0.08429119</text:p>
          </table:table-cell>
          <table:table-cell office:value-type="float" office:value="0.099616855" calcext:value-type="float">
            <text:p>0.099616855</text:p>
          </table:table-cell>
          <table:table-cell office:value-type="float" office:value="0.04789272" calcext:value-type="float">
            <text:p>0.04789272</text:p>
          </table:table-cell>
          <table:table-cell office:value-type="float" office:value="0.007662835" calcext:value-type="float">
            <text:p>0.007662835</text:p>
          </table:table-cell>
          <table:table-cell office:value-type="float" office:value="0.05172414" calcext:value-type="float">
            <text:p>0.05172414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007662835" calcext:value-type="float">
            <text:p>0.007662835</text:p>
          </table:table-cell>
          <table:table-cell office:value-type="float" office:value="0.06130268" calcext:value-type="float">
            <text:p>0.06130268</text:p>
          </table:table-cell>
          <table:table-cell table:number-columns-repeated="2" office:value-type="float" office:value="0.007662835" calcext:value-type="float">
            <text:p>0.007662835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14440433" calcext:value-type="float">
            <text:p>0.014440433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.014440433" calcext:value-type="float">
            <text:p>0.014440433</text:p>
          </table:table-cell>
          <table:table-cell office:value-type="float" office:value="0.025270758" calcext:value-type="float">
            <text:p>0.025270758</text:p>
          </table:table-cell>
          <table:table-cell office:value-type="float" office:value="0.0866426" calcext:value-type="float">
            <text:p>0.0866426</text:p>
          </table:table-cell>
          <table:table-cell table:number-columns-repeated="2" office:value-type="float" office:value="0.028880866" calcext:value-type="float">
            <text:p>0.028880866</text:p>
          </table:table-cell>
          <table:table-cell office:value-type="float" office:value="0.039711192" calcext:value-type="float">
            <text:p>0.039711192</text:p>
          </table:table-cell>
          <table:table-cell office:value-type="float" office:value="0.06859206" calcext:value-type="float">
            <text:p>0.06859206</text:p>
          </table:table-cell>
          <table:table-cell office:value-type="float" office:value="0.057761732" calcext:value-type="float">
            <text:p>0.057761732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9747292" calcext:value-type="float">
            <text:p>0.09747292</text:p>
          </table:table-cell>
          <table:table-cell office:value-type="float" office:value="0.06859206" calcext:value-type="float">
            <text:p>0.06859206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10830325" calcext:value-type="float">
            <text:p>0.10830325</text:p>
          </table:table-cell>
          <table:table-cell office:value-type="float" office:value="0.08303249" calcext:value-type="float">
            <text:p>0.08303249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072202166" calcext:value-type="float">
            <text:p>0.0072202166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24911031" calcext:value-type="float">
            <text:p>0.024911031</text:p>
          </table:table-cell>
          <table:table-cell table:number-columns-repeated="2" office:value-type="float" office:value="0.010676157" calcext:value-type="float">
            <text:p>0.010676157</text:p>
          </table:table-cell>
          <table:table-cell office:value-type="string" calcext:value-type="string">
            <text:p>0</text:p>
          </table:table-cell>
          <table:table-cell office:value-type="float" office:value="0.010676157" calcext:value-type="float">
            <text:p>0.010676157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string" calcext:value-type="string">
            <text:p>0</text:p>
          </table:table-cell>
          <table:table-cell office:value-type="float" office:value="0.03914591" calcext:value-type="float">
            <text:p>0.03914591</text:p>
          </table:table-cell>
          <table:table-cell office:value-type="float" office:value="0.024911031" calcext:value-type="float">
            <text:p>0.024911031</text:p>
          </table:table-cell>
          <table:table-cell office:value-type="string" calcext:value-type="string">
            <text:p>0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6761566" calcext:value-type="float">
            <text:p>0.06761566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 office:value-type="float" office:value="0.0569395" calcext:value-type="float">
            <text:p>0.0569395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8" office:value-type="string" calcext:value-type="string">
            <text:p>0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 office:value-type="float" office:value="0.02846975" calcext:value-type="float">
            <text:p>0.028469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21352313" calcext:value-type="float">
            <text:p>0.021352313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71174376" calcext:value-type="float">
            <text:p>0.071174376</text:p>
          </table:table-cell>
          <table:table-cell table:number-columns-repeated="2" office:value-type="float" office:value="0.085409254" calcext:value-type="float">
            <text:p>0.085409254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6761566" calcext:value-type="float">
            <text:p>0.06761566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.014234875" calcext:value-type="float">
            <text:p>0.01423487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113879" calcext:value-type="float">
            <text:p>0.113879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113879" calcext:value-type="float">
            <text:p>0.113879</text:p>
          </table:table-cell>
          <table:table-cell table:number-columns-repeated="2" office:value-type="float" office:value="0.085409254" calcext:value-type="float">
            <text:p>0.085409254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035587188" calcext:value-type="float">
            <text:p>0.0035587188</text:p>
          </table:table-cell>
          <table:table-cell table:number-columns-repeated="2" office:value-type="float" office:value="0.042704627" calcext:value-type="float">
            <text:p>0.042704627</text:p>
          </table:table-cell>
          <table:table-cell office:value-type="float" office:value="0.113879" calcext:value-type="float">
            <text:p>0.113879</text:p>
          </table:table-cell>
          <table:table-cell table:number-columns-repeated="3"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14" office:value-type="string" calcext:value-type="string">
            <text:p>0</text:p>
          </table:table-cell>
          <table:table-cell table:number-columns-repeated="2" office:value-type="float" office:value="0.014492754" calcext:value-type="float">
            <text:p>0.014492754</text:p>
          </table:table-cell>
          <table:table-cell table:number-columns-repeated="5" office:value-type="float" office:value="0.028985508" calcext:value-type="float">
            <text:p>0.028985508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014492754" calcext:value-type="float">
            <text:p>0.014492754</text:p>
          </table:table-cell>
          <table:table-cell table:number-columns-repeated="2" office:value-type="float" office:value="0.072463766" calcext:value-type="float">
            <text:p>0.072463766</text:p>
          </table:table-cell>
          <table:table-cell office:value-type="float" office:value="0.028985508" calcext:value-type="float">
            <text:p>0.028985508</text:p>
          </table:table-cell>
          <table:table-cell office:value-type="float" office:value="0.057971016" calcext:value-type="float">
            <text:p>0.057971016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0.057971016" calcext:value-type="float">
            <text:p>0.057971016</text:p>
          </table:table-cell>
          <table:table-cell office:value-type="float" office:value="0.10144927" calcext:value-type="float">
            <text:p>0.10144927</text:p>
          </table:table-cell>
          <table:table-cell office:value-type="float" office:value="0.072463766" calcext:value-type="float">
            <text:p>0.072463766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072463766" calcext:value-type="float">
            <text:p>0.072463766</text:p>
          </table:table-cell>
          <table:table-cell office:value-type="string" calcext:value-type="string">
            <text:p>0</text:p>
          </table:table-cell>
          <table:table-cell office:value-type="float" office:value="0.04347826" calcext:value-type="float">
            <text:p>0.04347826</text:p>
          </table:table-cell>
          <table:table-cell table:number-columns-repeated="2" office:value-type="float" office:value="0.028985508" calcext:value-type="float">
            <text:p>0.028985508</text:p>
          </table:table-cell>
          <table:table-cell table:number-columns-repeated="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2" office:value-type="float" office:value="0.043956045" calcext:value-type="float">
            <text:p>0.043956045</text:p>
          </table:table-cell>
          <table:table-cell office:value-type="float" office:value="0.17582418" calcext:value-type="float">
            <text:p>0.17582418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16117217" calcext:value-type="float">
            <text:p>0.16117217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032967035" calcext:value-type="float">
            <text:p>0.032967035</text:p>
          </table:table-cell>
          <table:table-cell table:number-columns-repeated="2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10622711" calcext:value-type="float">
            <text:p>0.10622711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1904762" calcext:value-type="float">
            <text:p>0.1904762</text:p>
          </table:table-cell>
          <table:table-cell table:number-columns-repeated="2" office:value-type="float" office:value="0.102564104" calcext:value-type="float">
            <text:p>0.102564104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7326008" calcext:value-type="float">
            <text:p>0.07326008</text:p>
          </table:table-cell>
          <table:table-cell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5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5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23076923" calcext:value-type="float">
            <text:p>0.23076923</text:p>
          </table:table-cell>
          <table:table-cell table:number-columns-repeated="4" office:value-type="float" office:value="0.15384616" calcext:value-type="float">
            <text:p>0.15384616</text:p>
          </table:table-cell>
          <table:table-cell office:value-type="string" calcext:value-type="string">
            <text:p>0</text:p>
          </table:table-cell>
          <table:table-cell office:value-type="float" office:value="0.15384616" calcext:value-type="float">
            <text:p>0.15384616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21940929" calcext:value-type="float">
            <text:p>0.21940929</text:p>
          </table:table-cell>
          <table:table-cell office:value-type="string" calcext:value-type="string">
            <text:p>0</text:p>
          </table:table-cell>
          <table:table-cell office:value-type="float" office:value="0.050632913" calcext:value-type="float">
            <text:p>0.050632913</text:p>
          </table:table-cell>
          <table:table-cell office:value-type="float" office:value="0.21518987" calcext:value-type="float">
            <text:p>0.21518987</text:p>
          </table:table-cell>
          <table:table-cell office:value-type="float" office:value="0.19831224" calcext:value-type="float">
            <text:p>0.19831224</text:p>
          </table:table-cell>
          <table:table-cell office:value-type="float" office:value="0.101265825" calcext:value-type="float">
            <text:p>0.101265825</text:p>
          </table:table-cell>
          <table:table-cell office:value-type="string" calcext:value-type="string">
            <text:p>0</text:p>
          </table:table-cell>
          <table:table-cell office:value-type="float" office:value="0.033755273" calcext:value-type="float">
            <text:p>0.033755273</text:p>
          </table:table-cell>
          <table:table-cell table:number-columns-repeated="2" office:value-type="float" office:value="0.016877636" calcext:value-type="float">
            <text:p>0.016877636</text:p>
          </table:table-cell>
          <table:table-cell table:number-columns-repeated="9" office:value-type="string" calcext:value-type="string">
            <text:p>0</text:p>
          </table:table-cell>
          <table:table-cell table:number-columns-repeated="3" office:value-type="float" office:value="0.016877636" calcext:value-type="float">
            <text:p>0.016877636</text:p>
          </table:table-cell>
          <table:table-cell office:value-type="string" calcext:value-type="string">
            <text:p>0</text:p>
          </table:table-cell>
          <table:table-cell office:value-type="float" office:value="0.016877636" calcext:value-type="float">
            <text:p>0.016877636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0.016877636" calcext:value-type="float">
            <text:p>0.01687763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16877636" calcext:value-type="float">
            <text:p>0.016877636</text:p>
          </table:table-cell>
          <table:table-cell office:value-type="string" calcext:value-type="string">
            <text:p>0</text:p>
          </table:table-cell>
          <table:table-cell office:value-type="float" office:value="0.012658228" calcext:value-type="float">
            <text:p>0.012658228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0.016877636" calcext:value-type="float">
            <text:p>0.016877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33333335" calcext:value-type="float">
            <text:p>0.03333333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13333334" calcext:value-type="float">
            <text:p>0.13333334</text:p>
          </table:table-cell>
          <table:table-cell office:value-type="float" office:value="0.1" calcext:value-type="float">
            <text:p>0.1</text:p>
          </table:table-cell>
          <table:table-cell office:value-type="float" office:value="0.13333334" calcext:value-type="float">
            <text:p>0.13333334</text:p>
          </table:table-cell>
          <table:table-cell office:value-type="float" office:value="0.1" calcext:value-type="float">
            <text:p>0.1</text:p>
          </table:table-cell>
          <table:table-cell office:value-type="float" office:value="0.11666667" calcext:value-type="float">
            <text:p>0.11666667</text:p>
          </table:table-cell>
          <table:table-cell office:value-type="float" office:value="0.083333336" calcext:value-type="float">
            <text:p>0.083333336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05" calcext:value-type="float">
            <text:p>0.05</text:p>
          </table:table-cell>
          <table:table-cell office:value-type="float" office:value="0.033333335" calcext:value-type="float">
            <text:p>0.033333335</text:p>
          </table:table-cell>
          <table:table-cell table:number-columns-repeated="2" office:value-type="float" office:value="0.016666668" calcext:value-type="float">
            <text:p>0.01666666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16666668" calcext:value-type="float">
            <text:p>0.016666668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0.06122449" calcext:value-type="float">
            <text:p>0.06122449</text:p>
          </table:table-cell>
          <table:table-cell office:value-type="float" office:value="0.1632653" calcext:value-type="float">
            <text:p>0.1632653</text:p>
          </table:table-cell>
          <table:table-cell office:value-type="float" office:value="0.2244898" calcext:value-type="float">
            <text:p>0.2244898</text:p>
          </table:table-cell>
          <table:table-cell office:value-type="float" office:value="0.14285715" calcext:value-type="float">
            <text:p>0.14285715</text:p>
          </table:table-cell>
          <table:table-cell office:value-type="float" office:value="0.26530612" calcext:value-type="float">
            <text:p>0.26530612</text:p>
          </table:table-cell>
          <table:table-cell table:number-columns-repeated="2" office:value-type="float" office:value="0.020408163" calcext:value-type="float">
            <text:p>0.020408163</text:p>
          </table:table-cell>
          <table:table-cell table:number-columns-repeated="2" office:value-type="float" office:value="0.040816326" calcext:value-type="float">
            <text:p>0.040816326</text:p>
          </table:table-cell>
          <table:table-cell office:value-type="float" office:value="0.020408163" calcext:value-type="float">
            <text:p>0.020408163</text:p>
          </table:table-cell>
          <table:table-cell table:number-columns-repeated="36" office:value-type="string" calcext:value-type="string">
            <text:p>0</text:p>
          </table:table-cell>
        </table:table-row>
        <table:table-row table:style-name="ro1">
          <table:table-cell table:number-columns-repeated="4"/>
          <table:table-cell table:formula="of:=MAX([.E2:.E18])" office:value-type="float" office:value="0.23076923" calcext:value-type="float">
            <text:p/>
          </table:table-cell>
          <table:table-cell table:formula="of:=MAX([.F2:.F18])" office:value-type="float" office:value="0.15384616" calcext:value-type="float">
            <text:p/>
          </table:table-cell>
          <table:table-cell table:formula="of:=MAX([.G2:.G18])" office:value-type="float" office:value="0.21940929" calcext:value-type="float">
            <text:p/>
          </table:table-cell>
          <table:table-cell table:formula="of:=MAX([.H2:.H18])" office:value-type="float" office:value="0.15384616" calcext:value-type="float">
            <text:p/>
          </table:table-cell>
          <table:table-cell table:formula="of:=MAX([.I2:.I18])" office:value-type="float" office:value="0.15384616" calcext:value-type="float">
            <text:p/>
          </table:table-cell>
          <table:table-cell table:formula="of:=MAX([.J2:.J18])" office:value-type="float" office:value="0.21518987" calcext:value-type="float">
            <text:p/>
          </table:table-cell>
          <table:table-cell table:formula="of:=MAX([.K2:.K18])" office:value-type="float" office:value="0.2244898" calcext:value-type="float">
            <text:p/>
          </table:table-cell>
          <table:table-cell table:formula="of:=MAX([.L2:.L18])" office:value-type="float" office:value="0.14285715" calcext:value-type="float">
            <text:p/>
          </table:table-cell>
          <table:table-cell table:formula="of:=MAX([.M2:.M18])" office:value-type="float" office:value="0.26530612" calcext:value-type="float">
            <text:p/>
          </table:table-cell>
          <table:table-cell table:formula="of:=MAX([.N2:.N18])" office:value-type="float" office:value="0.10687023" calcext:value-type="float">
            <text:p/>
          </table:table-cell>
          <table:table-cell table:formula="of:=MAX([.O2:.O18])" office:value-type="float" office:value="0.17557251" calcext:value-type="float">
            <text:p/>
          </table:table-cell>
          <table:table-cell table:formula="of:=MAX([.P2:.P18])" office:value-type="float" office:value="0.10687023" calcext:value-type="float">
            <text:p/>
          </table:table-cell>
          <table:table-cell table:formula="of:=MAX([.Q2:.Q18])" office:value-type="float" office:value="0.5" calcext:value-type="float">
            <text:p/>
          </table:table-cell>
          <table:table-cell table:formula="of:=MAX([.R2:.R18])" office:value-type="float" office:value="0.17582418" calcext:value-type="float">
            <text:p/>
          </table:table-cell>
          <table:table-cell table:formula="of:=MAX([.S2:.S18])" office:value-type="float" office:value="0.06896552" calcext:value-type="float">
            <text:p/>
          </table:table-cell>
          <table:table-cell table:formula="of:=MAX([.T2:.T18])" office:value-type="float" office:value="0.1904762" calcext:value-type="float">
            <text:p/>
          </table:table-cell>
          <table:table-cell table:formula="of:=MAX([.U2:.U18])" office:value-type="float" office:value="0.16117217" calcext:value-type="float">
            <text:p/>
          </table:table-cell>
          <table:table-cell table:formula="of:=MAX([.V2:.V18])" office:value-type="float" office:value="0.102564104" calcext:value-type="float">
            <text:p/>
          </table:table-cell>
          <table:table-cell table:formula="of:=MAX([.W2:.W18])" office:value-type="float" office:value="0.10830325" calcext:value-type="float">
            <text:p/>
          </table:table-cell>
          <table:table-cell table:formula="of:=MAX([.X2:.X18])" office:value-type="float" office:value="0.102564104" calcext:value-type="float">
            <text:p/>
          </table:table-cell>
          <table:table-cell table:formula="of:=MAX([.Y2:.Y18])" office:value-type="float" office:value="0.07326008" calcext:value-type="float">
            <text:p/>
          </table:table-cell>
          <table:table-cell table:formula="of:=MAX([.Z2:.Z18])" office:value-type="float" office:value="0.5" calcext:value-type="float">
            <text:p/>
          </table:table-cell>
          <table:table-cell table:formula="of:=MAX([.AA2:.AA18])" office:value-type="float" office:value="0.028985508" calcext:value-type="float">
            <text:p/>
          </table:table-cell>
          <table:table-cell table:formula="of:=MAX([.AB2:.AB18])" office:value-type="float" office:value="0.057971016" calcext:value-type="float">
            <text:p/>
          </table:table-cell>
          <table:table-cell table:formula="of:=MAX([.AC2:.AC18])" office:value-type="float" office:value="0.099644125" calcext:value-type="float">
            <text:p/>
          </table:table-cell>
          <table:table-cell table:formula="of:=MAX([.AD2:.AD18])" office:value-type="float" office:value="0.057971016" calcext:value-type="float">
            <text:p/>
          </table:table-cell>
          <table:table-cell table:formula="of:=MAX([.AE2:.AE18])" office:value-type="float" office:value="0.10144927" calcext:value-type="float">
            <text:p/>
          </table:table-cell>
          <table:table-cell table:formula="of:=MAX([.AF2:.AF18])" office:value-type="float" office:value="0.099644125" calcext:value-type="float">
            <text:p/>
          </table:table-cell>
          <table:table-cell table:formula="of:=MAX([.AG2:.AG18])" office:value-type="float" office:value="0.04347826" calcext:value-type="float">
            <text:p/>
          </table:table-cell>
          <table:table-cell table:formula="of:=MAX([.AH2:.AH18])" office:value-type="float" office:value="0.072463766" calcext:value-type="float">
            <text:p/>
          </table:table-cell>
          <table:table-cell table:formula="of:=MAX([.AI2:.AI18])" office:value-type="float" office:value="0.0569395" calcext:value-type="float">
            <text:p/>
          </table:table-cell>
          <table:table-cell table:formula="of:=MAX([.AJ2:.AJ18])" office:value-type="float" office:value="0.113879" calcext:value-type="float">
            <text:p/>
          </table:table-cell>
          <table:table-cell table:formula="of:=MAX([.AK2:.AK18])" office:value-type="float" office:value="0.042704627" calcext:value-type="float">
            <text:p/>
          </table:table-cell>
          <table:table-cell table:formula="of:=MAX([.AL2:.AL18])" office:value-type="float" office:value="0.113879" calcext:value-type="float">
            <text:p/>
          </table:table-cell>
          <table:table-cell table:formula="of:=MAX([.AM2:.AM18])" office:value-type="float" office:value="0.085409254" calcext:value-type="float">
            <text:p/>
          </table:table-cell>
          <table:table-cell table:formula="of:=MAX([.AN2:.AN18])" office:value-type="float" office:value="0.085409254" calcext:value-type="float">
            <text:p/>
          </table:table-cell>
          <table:table-cell table:formula="of:=MAX([.AO2:.AO18])" office:value-type="float" office:value="0.0569395" calcext:value-type="float">
            <text:p/>
          </table:table-cell>
          <table:table-cell table:formula="of:=MAX([.AP2:.AP18])" office:value-type="float" office:value="0.071174376" calcext:value-type="float">
            <text:p/>
          </table:table-cell>
          <table:table-cell table:formula="of:=MAX([.AQ2:.AQ18])" office:value-type="float" office:value="0.085409254" calcext:value-type="float">
            <text:p/>
          </table:table-cell>
          <table:table-cell table:formula="of:=MAX([.AR2:.AR18])" office:value-type="float" office:value="0.085409254" calcext:value-type="float">
            <text:p/>
          </table:table-cell>
          <table:table-cell table:formula="of:=MAX([.AS2:.AS18])" office:value-type="float" office:value="0.071174376" calcext:value-type="float">
            <text:p/>
          </table:table-cell>
          <table:table-cell table:formula="of:=MAX([.AT2:.AT18])" office:value-type="float" office:value="0.113879" calcext:value-type="float">
            <text:p/>
          </table:table-cell>
          <table:table-cell table:formula="of:=MAX([.AU2:.AU18])" office:value-type="float" office:value="0.071174376" calcext:value-type="float">
            <text:p/>
          </table:table-cell>
          <table:table-cell table:formula="of:=MAX([.AV2:.AV18])" office:value-type="float" office:value="0.042704627" calcext:value-type="float">
            <text:p/>
          </table:table-cell>
          <table:table-cell table:formula="of:=MAX([.AW2:.AW18])" office:value-type="float" office:value="0.042704627" calcext:value-type="float">
            <text:p/>
          </table:table-cell>
          <table:table-cell table:formula="of:=MAX([.AX2:.AX18])" office:value-type="float" office:value="0.02846975" calcext:value-type="float">
            <text:p/>
          </table:table-cell>
          <table:table-cell table:formula="of:=MAX([.AY2:.AY18])" office:value-type="float" office:value="0" calcext:value-type="float">
            <text:p/>
          </table:table-cell>
          <table:table-cell table:formula="of:=MAX([.AZ2:.AZ18])" office:value-type="float" office:value="0.014234875" calcext:value-type="float">
            <text:p/>
          </table:table-cell>
          <table:table-cell table:formula="of:=MAX([.BA2:.BA18])" office:value-type="float" office:value="0.016877636" calcext:value-type="float">
            <text:p/>
          </table:table-cell>
          <table:table-cell table:formula="of:=MAX([.BB2:.BB18])" office:value-type="float" office:value="0.014234875" calcext:value-type="float">
            <text:p/>
          </table:table-cell>
        </table:table-row>
        <table:table-row table:style-name="ro1" table:number-rows-repeated="5">
          <table:table-cell table:number-columns-repeated="54"/>
        </table:table-row>
        <table:table-row table:style-name="ro1">
          <table:table-cell table:number-columns-repeated="15"/>
          <table:table-cell office:value-type="string" calcext:value-type="string">
            <text:p>-72c3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2:33:17.522006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9:15:34.047938586</meta:creation-date>
    <dc:date>2014-06-03T20:36:14.398427480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1023" meta:object-count="0"/>
  </office:meta>
</office:document-meta>
</file>